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6.6931in" table:align="left"/>
    </style:style>
    <style:style style:name="Tabla1.A" style:family="table-column">
      <style:table-column-properties style:column-width="1.5354in"/>
    </style:style>
    <style:style style:name="Tabla1.B" style:family="table-column">
      <style:table-column-properties style:column-width="2.1715in"/>
    </style:style>
    <style:style style:name="Tabla1.C" style:family="table-column">
      <style:table-column-properties style:column-width="2.9861in"/>
    </style:style>
    <style:style style:name="Tabla1.A1" style:family="table-cell">
      <style:table-cell-properties style:vertical-align="middle" fo:padding="0.0194in" fo:border="none"/>
    </style:style>
    <style:style style:name="P1" style:family="paragraph" style:parent-style-name="Table_20_Heading">
      <style:text-properties style:font-name="Tinos1" fo:font-size="10pt" style:font-size-asian="10pt" style:font-size-complex="10pt"/>
    </style:style>
    <style:style style:name="P2" style:family="paragraph" style:parent-style-name="Heading_20_4">
      <style:text-properties style:font-name="Tinos1" fo:font-size="10pt" style:font-size-asian="10pt" style:font-size-complex="10pt"/>
    </style:style>
    <style:style style:name="P3" style:family="paragraph" style:parent-style-name="Heading_20_3">
      <style:text-properties style:font-name="Tinos1" fo:font-size="10pt" style:font-size-asian="10pt" style:font-size-complex="10pt"/>
    </style:style>
    <style:style style:name="P4" style:family="paragraph" style:parent-style-name="Preformatted_20_Text">
      <style:paragraph-properties fo:margin-top="0in" fo:margin-bottom="0.1965in"/>
      <style:text-properties style:font-name="Tinos1" fo:font-size="10pt" style:font-size-asian="10pt"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ize="10pt" style:font-size-asian="10pt" style:font-size-complex="10pt"/>
    </style:style>
    <style:style style:name="P9" style:family="paragraph" style:parent-style-name="Text_20_body" style:list-style-name="L20">
      <style:text-properties fo:font-size="10pt" style:font-size-asian="10pt" style:font-size-complex="10pt"/>
    </style:style>
    <style:style style:name="P10" style:family="paragraph" style:parent-style-name="Text_20_body">
      <style:text-properties style:font-name="Tinos1" fo:font-size="10pt" style:font-size-asian="10pt" style:font-size-complex="10pt"/>
    </style:style>
    <style:style style:name="P11" style:family="paragraph" style:parent-style-name="Text_20_body" style:list-style-name="L4">
      <style:text-properties style:font-name="Tinos1" fo:font-size="10pt" style:font-size-asian="10pt" style:font-size-complex="10pt"/>
    </style:style>
    <style:style style:name="P12" style:family="paragraph" style:parent-style-name="Text_20_body" style:list-style-name="L10">
      <style:text-properties style:font-name="Tinos1" fo:font-size="10pt" style:font-size-asian="10pt" style:font-size-complex="10pt"/>
    </style:style>
    <style:style style:name="P13" style:family="paragraph" style:parent-style-name="Text_20_body" style:list-style-name="L13">
      <style:text-properties style:font-name="Tinos1" fo:font-size="10pt" style:font-size-asian="10pt" style:font-size-complex="10pt"/>
    </style:style>
    <style:style style:name="P14" style:family="paragraph" style:parent-style-name="Text_20_body" style:list-style-name="L14">
      <style:text-properties style:font-name="Tinos1" fo:font-size="10pt" style:font-size-asian="10pt" style:font-size-complex="10pt"/>
    </style:style>
    <style:style style:name="P15" style:family="paragraph" style:parent-style-name="Text_20_body" style:list-style-name="L19">
      <style:text-properties style:font-name="Tinos1" fo:font-size="10pt" style:font-size-asian="10pt"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
      <style:paragraph-properties fo:margin-top="0in" fo:margin-bottom="0in"/>
    </style:style>
    <style:style style:name="P29" style:family="paragraph" style:parent-style-name="Text_20_body" style:list-style-name="L3">
      <style:paragraph-properties fo:margin-top="0in" fo:margin-bottom="0in"/>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8">
      <style:paragraph-properties fo:margin-top="0in" fo:margin-bottom="0in"/>
    </style:style>
    <style:style style:name="P34" style:family="paragraph" style:parent-style-name="Text_20_body" style:list-style-name="L9">
      <style:paragraph-properties fo:margin-top="0in" fo:margin-bottom="0in"/>
    </style:style>
    <style:style style:name="P35" style:family="paragraph" style:parent-style-name="Text_20_body" style:list-style-name="L11">
      <style:paragraph-properties fo:margin-top="0in" fo:margin-bottom="0in"/>
    </style:style>
    <style:style style:name="P36" style:family="paragraph" style:parent-style-name="Text_20_body" style:list-style-name="L13">
      <style:paragraph-properties fo:margin-top="0in" fo:margin-bottom="0in"/>
    </style:style>
    <style:style style:name="P37" style:family="paragraph" style:parent-style-name="Text_20_body" style:list-style-name="L14">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Text_20_body" style:list-style-name="L18">
      <style:paragraph-properties fo:margin-top="0in" fo:margin-bottom="0in"/>
    </style:style>
    <style:style style:name="P41" style:family="paragraph" style:parent-style-name="Text_20_body" style:list-style-name="L4">
      <style:paragraph-properties fo:margin-top="0in" fo:margin-bottom="0in"/>
      <style:text-properties style:font-name="Tinos1" fo:font-size="10pt" style:font-size-asian="10pt" style:font-size-complex="10pt"/>
    </style:style>
    <style:style style:name="P42" style:family="paragraph" style:parent-style-name="Text_20_body" style:list-style-name="L10">
      <style:paragraph-properties fo:margin-top="0in" fo:margin-bottom="0in"/>
      <style:text-properties style:font-name="Tinos1" fo:font-size="10pt" style:font-size-asian="10pt" style:font-size-complex="10pt"/>
    </style:style>
    <style:style style:name="P43" style:family="paragraph" style:parent-style-name="Text_20_body" style:list-style-name="L13">
      <style:paragraph-properties fo:margin-top="0in" fo:margin-bottom="0in"/>
      <style:text-properties style:font-name="Tinos1" fo:font-size="10pt" style:font-size-asian="10pt" style:font-size-complex="10pt"/>
    </style:style>
    <style:style style:name="P44" style:family="paragraph" style:parent-style-name="Text_20_body" style:list-style-name="L14">
      <style:paragraph-properties fo:margin-top="0in" fo:margin-bottom="0in"/>
      <style:text-properties style:font-name="Tinos1" fo:font-size="10pt" style:font-size-asian="10pt" style:font-size-complex="10pt"/>
    </style:style>
    <style:style style:name="P45" style:family="paragraph" style:parent-style-name="Text_20_body" style:list-style-name="L19">
      <style:paragraph-properties fo:margin-top="0in" fo:margin-bottom="0in"/>
      <style:text-properties style:font-name="Tinos1" fo:font-size="10pt" style:font-size-asian="10pt" style:font-size-complex="10pt"/>
    </style:style>
    <style:style style:name="P46" style:family="paragraph" style:parent-style-name="Text_20_body" style:list-style-name="L20">
      <style:paragraph-properties fo:margin-top="0in" fo:margin-bottom="0in"/>
    </style:style>
    <style:style style:name="P47" style:family="paragraph" style:parent-style-name="Standard">
      <style:text-properties fo:font-size="10pt" style:font-size-asian="10pt" style:font-size-complex="10pt"/>
    </style:style>
    <style:style style:name="P48"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Standard">
      <style:text-properties fo:font-size="10pt" style:text-underline-style="none" fo:font-weight="normal" style:font-size-asian="10pt" style:font-weight-asian="normal" style:font-size-complex="10pt" style:font-weight-complex="normal"/>
    </style:style>
    <style:style style:name="P50" style:family="paragraph" style:parent-style-name="Standard">
      <style:text-properties style:font-name="Tinos1" fo:font-size="10pt" style:font-size-asian="10pt" style:font-size-complex="10pt"/>
    </style:style>
    <style:style style:name="P51" style:family="paragraph" style:parent-style-name="Standard" style:list-style-name="L15">
      <style:text-properties style:font-name="Tinos1" fo:font-size="10pt" style:font-size-asian="10pt" style:font-size-complex="10pt"/>
    </style:style>
    <style:style style:name="P52" style:family="paragraph" style:parent-style-name="Standard">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Table_20_Contents">
      <style:text-properties style:font-name="Tinos1"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text-underline-style="none" fo:font-weight="normal" style:font-size-asian="10pt" style:font-weight-asian="normal" style:font-size-complex="10pt" style:font-weight-complex="normal"/>
    </style:style>
    <style:style style:name="T3" style:family="text">
      <style:text-properties style:font-name="Tinos1"/>
    </style:style>
    <style:style style:name="T4" style:family="text">
      <style:text-properties style:font-name="Tinos1" fo:font-size="10pt" style:font-size-asian="10pt" style:font-size-complex="10pt"/>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Los </text:span><text:span text:style-name="Strong_20_Emphasis"><text:span text:style-name="T4">contenedores</text:span></text:span><text:span text:style-name="T4"> son una tecnología que permite empaquetar y ejecutar aplicaciones de manera aislada, con todas sus dependencias y configuraciones necesarias para funcionar correctamente, sin necesidad de un sistema operativo completo para cada aplicación.</text:span></text:p>
      <text:h text:style-name="P3" text:outline-level="3">Características clave de los contenedores:</text:h>
      <text:list xml:id="list1460979179189221818" text:style-name="L1">
        <text:list-item>
          <text:p text:style-name="P5"><text:span text:style-name="Strong_20_Emphasis"><text:span text:style-name="T4">Aislamiento de aplicaciones</text:span></text:span><text:span text:style-name="T4">: Los contenedores permiten que cada aplicación se ejecute de forma aislada en su propio entorno, sin interferir con otras aplicaciones en el mismo sistema. Aunque comparten el mismo núcleo del sistema operativo, cada contenedor tiene sus propias bibliotecas y dependencias, lo que garantiza que una aplicación en un contenedor no interfiera con otra.</text:span></text:p>
        </text:list-item>
        <text:list-item>
          <text:p text:style-name="P5"><text:span text:style-name="Strong_20_Emphasis"><text:span text:style-name="T4">Portabilidad</text:span></text:span><text:span text:style-name="T4">: Un contenedor empaqueta no solo el código de la aplicación, sino también todas las dependencias que necesita (librerías, configuraciones, etc.). Esto significa que puedes ejecutar un contenedor en cualquier lugar que soporte la tecnología de contenedores (como Docker), sin preocuparte por diferencias entre sistemas.</text:span></text:p>
        </text:list-item>
        <text:list-item>
          <text:p text:style-name="P5"><text:span text:style-name="Strong_20_Emphasis"><text:span text:style-name="T4">Ligereza</text:span></text:span><text:span text:style-name="T4">: A diferencia de una máquina virtual (VM), los contenedores no necesitan incluir un sistema operativo completo. Esto los hace más livianos en cuanto a consumo de recursos como memoria y almacenamiento. Son rápidos para iniciar y detener, ya que no requieren cargar un OS completo.</text:span></text:p>
        </text:list-item>
        <text:list-item>
          <text:p text:style-name="P5"><text:span text:style-name="Strong_20_Emphasis"><text:span text:style-name="T4">Reutilización de recursos</text:span></text:span><text:span text:style-name="T4">: Los contenedores comparten el mismo núcleo del sistema operativo del host, lo que les permite ser más eficientes que las máquinas virtuales. Por ejemplo, varias aplicaciones dentro de contenedores pueden compartir el mismo sistema operativo subyacente, pero aún ejecutarse de forma aislada.</text:span></text:p>
        </text:list-item>
        <text:list-item>
          <text:p text:style-name="P5"><text:span text:style-name="Strong_20_Emphasis"><text:span text:style-name="T4">Escalabilidad</text:span></text:span><text:span text:style-name="T4">: Debido a su ligereza y la rapidez con la que se inician, los contenedores son ideales para sistemas escalables, donde se necesita lanzar rápidamente muchas instancias de una aplicación en diferentes entornos (por ejemplo, en entornos de microservicios).</text:span></text:p>
        </text:list-item>
      </text:list>
      <text:h text:style-name="P3" text:outline-level="3">Cómo funcionan los contenedores:</text:h>
      <text:p text:style-name="Text_20_body"><text:span text:style-name="T4">Los contenedores agrupan todo lo que una aplicación necesita para ejecutarse: su código, librerías, configuraciones y dependencias. Los contenedores se ejecutan sobre un </text:span><text:span text:style-name="Strong_20_Emphasis"><text:span text:style-name="T4">motor de contenedores</text:span></text:span><text:span text:style-name="T4">, como </text:span><text:span text:style-name="Strong_20_Emphasis"><text:span text:style-name="T4">Docker</text:span></text:span><text:span text:style-name="T4">, que actúa como intermediario entre los contenedores y el sistema operativo del host. Esto permite que los contenedores se ejecuten en cualquier sistema que soporte ese motor.</text:span></text:p>
      <text:h text:style-name="P3" text:outline-level="3">Comparación con máquinas virtuales (VMs):</text:h>
      <text:list xml:id="list8711249007339453373" text:style-name="L2">
        <text:list-item>
          <text:p text:style-name="P28"><text:span text:style-name="Strong_20_Emphasis"><text:span text:style-name="T4">Contenedores</text:span></text:span><text:span text:style-name="T4">: Ejecutan solo la aplicación y sus dependencias. Comparten el mismo núcleo del sistema operativo del host, lo que los hace ligeros y rápidos.</text:span></text:p>
        </text:list-item>
        <text:list-item>
          <text:p text:style-name="P6"><text:span text:style-name="Strong_20_Emphasis"><text:span text:style-name="T4">Máquinas virtuales</text:span></text:span><text:span text:style-name="T4">: Ejecutan un sistema operativo completo junto con la aplicación. Tienen mayor aislamiento pero consumen más recursos.</text:span></text:p>
        </text:list-item>
      </text:list>
      <text:h text:style-name="P3" text:outline-level="3">Ejemplo del uso de contenedores:</text:h>
      <text:p text:style-name="P10">Un desarrollador podría crear un contenedor que contiene una aplicación web junto con todas sus dependencias (librerías, servidor web, etc.). Este contenedor puede ejecutarse en el equipo del desarrollador, en un servidor de producción o incluso en la nube sin necesidad de hacer modificaciones, lo que facilita el despliegue y mantenimiento de aplicaciones en diferentes entornos.</text:p>
      <text:h text:style-name="P3" text:outline-level="3">Herramientas populares para manejar contenedores:</text:h>
      <text:list xml:id="list564869092894276042" text:style-name="L3">
        <text:list-item>
          <text:p text:style-name="P29"><text:span text:style-name="Strong_20_Emphasis"><text:span text:style-name="T4">Docker</text:span></text:span><text:span text:style-name="T4">: La herramienta más conocida para la creación y gestión de contenedores.</text:span></text:p>
        </text:list-item>
        <text:list-item>
          <text:p text:style-name="P7"><text:span text:style-name="Strong_20_Emphasis"><text:span text:style-name="T4">Kubernetes</text:span></text:span><text:span text:style-name="T4">: Un sistema de orquestación que permite gestionar grandes cantidades de contenedores, facilitando su despliegue, escalado y operación.</text:span></text:p>
        </text:list-item>
      </text:list>
      <text:p text:style-name="P50"/>
      <text:p text:style-name="P50"/>
      <text:p text:style-name="P50"/>
      <text:p text:style-name="P50"/>
      <text:p text:style-name="P50"/>
      <text:p text:style-name="P50"/>
      <text:h text:style-name="P3" text:outline-level="3"><text:soft-page-break/>¿Cómo funciona Docker?</text:h>
      <text:p text:style-name="Text_20_body"><text:span text:style-name="Strong_20_Emphasis"><text:span text:style-name="T4">Docker</text:span></text:span><text:span text:style-name="T4"> es una plataforma que permite crear, ejecutar y gestionar contenedores. El flujo general de funcionamiento de Docker sigue estos pasos clave:</text:span></text:p>
      <text:h text:style-name="Heading_20_4" text:outline-level="4"><text:span text:style-name="T4">1. </text:span><text:span text:style-name="Strong_20_Emphasis"><text:span text:style-name="T4">Dockerfile</text:span></text:span><text:span text:style-name="T4">: Creación de la imagen</text:span></text:h>
      <text:list xml:id="list6261144383079540626" text:style-name="L4">
        <text:list-item>
          <text:p text:style-name="P30"><text:span text:style-name="T4">Un </text:span><text:span text:style-name="Strong_20_Emphasis"><text:span text:style-name="T4">Dockerfile</text:span></text:span><text:span text:style-name="T4"> es un archivo de texto que contiene las instrucciones para construir una imagen de Docker. Es como una receta que especifica cómo se debe configurar el contenedor. Incluye:</text:span></text:p>
          <text:list>
            <text:list-item>
              <text:p text:style-name="P41">El sistema operativo base.</text:p>
            </text:list-item>
            <text:list-item>
              <text:p text:style-name="P41">Las dependencias que necesita la aplicación (bibliotecas, frameworks, etc.).</text:p>
            </text:list-item>
            <text:list-item>
              <text:p text:style-name="P41">El código fuente de la aplicación.</text:p>
            </text:list-item>
            <text:list-item>
              <text:p text:style-name="P11">Variables de entorno, comandos a ejecutar, etc.</text:p>
            </text:list-item>
          </text:list>
        </text:list-item>
      </text:list>
      <text:h text:style-name="Heading_20_4" text:outline-level="4"><text:span text:style-name="T4">2. </text:span><text:span text:style-name="Strong_20_Emphasis"><text:span text:style-name="T4">Imagen de Docker</text:span></text:span><text:span text:style-name="T4">: Construcción</text:span></text:h>
      <text:list xml:id="list128898722971092973" text:style-name="L5">
        <text:list-item>
          <text:p text:style-name="P31"><text:span text:style-name="Strong_20_Emphasis"><text:span text:style-name="T4">Imagen</text:span></text:span><text:span text:style-name="T4">: Es el resultado del Dockerfile. Es una plantilla de solo lectura que contiene todo lo necesario para ejecutar una aplicación (sistema base, dependencias, código, configuración). Las imágenes son portables y reutilizables, lo que significa que una imagen creada en un entorno puede ejecutarse en cualquier otro con Docker instalado.</text:span></text:p>
        </text:list-item>
        <text:list-item>
          <text:p text:style-name="P16"><text:span text:style-name="T4">Se crea utilizando el comando </text:span><text:span text:style-name="Source_20_Text"><text:span text:style-name="T4">docker build</text:span></text:span><text:span text:style-name="T4">.</text:span></text:p>
        </text:list-item>
      </text:list>
      <text:h text:style-name="Heading_20_4" text:outline-level="4"><text:span text:style-name="T4">3. </text:span><text:span text:style-name="Strong_20_Emphasis"><text:span text:style-name="T4">Contenedor de Docker</text:span></text:span><text:span text:style-name="T4">: Ejecución</text:span></text:h>
      <text:list xml:id="list5519274192646178591" text:style-name="L6">
        <text:list-item>
          <text:p text:style-name="P32"><text:span text:style-name="T4">Un </text:span><text:span text:style-name="Strong_20_Emphasis"><text:span text:style-name="T4">contenedor</text:span></text:span><text:span text:style-name="T4"> es una instancia en ejecución de una imagen. Cuando lanzas una imagen, Docker crea un contenedor, que es la unidad de ejecución donde corre tu aplicación de forma aislada del sistema host.</text:span></text:p>
        </text:list-item>
        <text:list-item>
          <text:p text:style-name="P17"><text:span text:style-name="T4">Los contenedores pueden ejecutarse, detenerse, pausarse o eliminarse mediante comandos de Docker (</text:span><text:span text:style-name="Source_20_Text"><text:span text:style-name="T4">docker run</text:span></text:span><text:span text:style-name="T4">, </text:span><text:span text:style-name="Source_20_Text"><text:span text:style-name="T4">docker stop</text:span></text:span><text:span text:style-name="T4">, </text:span><text:span text:style-name="Source_20_Text"><text:span text:style-name="T4">docker rm</text:span></text:span><text:span text:style-name="T4">, etc.).</text:span></text:p>
        </text:list-item>
      </text:list>
      <text:h text:style-name="Heading_20_4" text:outline-level="4"><text:span text:style-name="T4">4. </text:span><text:span text:style-name="Strong_20_Emphasis"><text:span text:style-name="T4">Docker Hub</text:span></text:span><text:span text:style-name="T4">: Distribución de imágenes</text:span></text:h>
      <text:list xml:id="list180639293895574481" text:style-name="L7">
        <text:list-item>
          <text:p text:style-name="P18"><text:span text:style-name="T4">Docker tiene un registro de imágenes público llamado </text:span><text:span text:style-name="Strong_20_Emphasis"><text:span text:style-name="T4">Docker Hub</text:span></text:span><text:span text:style-name="T4">, donde puedes buscar, compartir y descargar imágenes de Docker creadas por otros desarrolladores o empresas. Esto facilita el uso de aplicaciones ya empaquetadas en imágenes de Docker.</text:span></text:p>
        </text:list-item>
      </text:list>
      <text:h text:style-name="P3" text:outline-level="3">Componentes clave de Docker:</text:h>
      <text:list xml:id="list6968302844403273807" text:style-name="L8">
        <text:list-item>
          <text:p text:style-name="P33"><text:span text:style-name="Strong_20_Emphasis"><text:span text:style-name="T4">Motor de Docker (Docker Engine)</text:span></text:span><text:span text:style-name="T4">: El servicio que corre en segundo plano y gestiona los contenedores.</text:span></text:p>
        </text:list-item>
        <text:list-item>
          <text:p text:style-name="P19"><text:span text:style-name="Strong_20_Emphasis"><text:span text:style-name="T4">CLI de Docker</text:span></text:span><text:span text:style-name="T4">: La interfaz de línea de comandos desde donde puedes ejecutar comandos como crear, gestionar o eliminar contenedores.</text:span></text:p>
        </text:list-item>
      </text:list>
      <text:h text:style-name="P3" text:outline-level="3">¿Cómo funciona Docker Compose?</text:h>
      <text:p text:style-name="Text_20_body"><text:span text:style-name="Strong_20_Emphasis"><text:span text:style-name="T4">Docker Compose</text:span></text:span><text:span text:style-name="T4"> es una herramienta que permite definir y ejecutar aplicaciones que constan de varios contenedores de manera sencilla, utilizando un archivo de configuración YAML (</text:span><text:span text:style-name="Source_20_Text"><text:span text:style-name="T4">docker-compose.yml</text:span></text:span><text:span text:style-name="T4">). Con Docker Compose, puedes orquestar múltiples contenedores que necesiten interactuar entre sí, como en aplicaciones de microservicios.</text:span></text:p>
      <text:h text:style-name="P2" text:outline-level="4">Función principal:</text:h>
      <text:list xml:id="list3545205953512754332" text:style-name="L9">
        <text:list-item>
          <text:p text:style-name="P34"><text:span text:style-name="Strong_20_Emphasis"><text:span text:style-name="T4">Definir entornos complejos</text:span></text:span><text:span text:style-name="T4">: Si tienes una aplicación compuesta por múltiples servicios (por ejemplo, una aplicación web con un backend en Node.js, una base de datos en MySQL y un servicio de caché en Redis), </text:span><text:span text:style-name="Strong_20_Emphasis"><text:span text:style-name="T4">Docker Compose</text:span></text:span><text:span text:style-name="T4"> permite definir todos estos servicios en un archivo YAML.</text:span></text:p>
        </text:list-item>
        <text:list-item>
          <text:p text:style-name="P20"><text:span text:style-name="Strong_20_Emphasis"><text:span text:style-name="T4">Orquestación</text:span></text:span><text:span text:style-name="T4">: Ejecuta todos los servicios a la vez con un solo comando (</text:span><text:span text:style-name="Source_20_Text"><text:span text:style-name="T4">docker-compose up</text:span></text:span><text:span text:style-name="T4">), gestionando la creación y arranque de los contenedores en el orden correcto.</text:span></text:p>
        </text:list-item>
      </text:list>
      <text:h text:style-name="P3" text:outline-level="3"><text:soft-page-break/></text:h>
      <text:h text:style-name="P3" text:outline-level="3">Pasos de funcionamiento de Docker Compose:</text:h>
      <text:list xml:id="list4187457639837052502" text:style-name="L10">
        <text:list-item>
          <text:p text:style-name="P21"><text:span text:style-name="Strong_20_Emphasis"><text:span text:style-name="T4">Archivo </text:span></text:span><text:span text:style-name="Strong_20_Emphasis"><text:span text:style-name="Source_20_Text"><text:span text:style-name="T4">docker-compose.yml</text:span></text:span></text:span><text:span text:style-name="T4">:</text:span></text:p>
          <text:list>
            <text:list-item>
              <text:p text:style-name="P42">Este archivo describe cómo deben ser configurados los servicios (contenedores) que conforman la aplicación.</text:p>
            </text:list-item>
            <text:list-item>
              <text:p text:style-name="P12">Aquí puedes definir qué imagen utilizar para cada servicio, volúmenes (directorio compartido entre el host y el contenedor), redes, variables de entorno, dependencias entre contenedores, puertos expuestos, etc.</text:p>
            </text:list-item>
          </text:list>
        </text:list-item>
      </text:list>
      <text:p text:style-name="P50"/>
      <text:p text:style-name="Text_20_body"><text:span text:style-name="Strong_20_Emphasis"><text:span text:style-name="T4">Redes y volúmenes</text:span></text:span><text:span text:style-name="T4">:</text:span></text:p>
      <text:list xml:id="list7668115234135748882" text:style-name="L11">
        <text:list-item>
          <text:p text:style-name="P35"><text:span text:style-name="Strong_20_Emphasis"><text:span text:style-name="T4">Redes</text:span></text:span><text:span text:style-name="T4">: Docker Compose crea redes automáticamente para permitir que los contenedores se comuniquen entre ellos. En el archivo YAML, los servicios pueden referenciarse por nombre para conectarse entre sí.</text:span></text:p>
        </text:list-item>
        <text:list-item>
          <text:p text:style-name="P22"><text:span text:style-name="Strong_20_Emphasis"><text:span text:style-name="T4">Volúmenes</text:span></text:span><text:span text:style-name="T4">: Los volúmenes permiten compartir datos entre el host y el contenedor. Esto es útil para que los datos persistentes, como bases de datos o configuraciones, se mantengan aunque el contenedor sea eliminado.</text:span></text:p>
        </text:list-item>
      </text:list>
      <text:p text:style-name="P50"/>
      <text:h text:style-name="P3" text:outline-level="3">Diferencia clave entre Docker y Docker Compose:</text:h>
      <text:list xml:id="list2067377715460079797" text:style-name="L12">
        <text:list-item>
          <text:p text:style-name="P23"><text:span text:style-name="Strong_20_Emphasis"><text:span text:style-name="T4">Docker</text:span></text:span><text:span text:style-name="T4"> te permite manejar contenedores individuales, mientras que </text:span><text:span text:style-name="Strong_20_Emphasis"><text:span text:style-name="T4">Docker Compose</text:span></text:span><text:span text:style-name="T4"> está diseñado para aplicaciones que constan de múltiples contenedores (servicios) y necesitan ser gestionadas como un conjunto, automatizando la orquestación y comunicación entre ellos.</text:span></text:p>
        </text:list-item>
      </text:list>
      <text:p text:style-name="P50"/>
      <text:p text:style-name="Text_20_body"><text:span text:style-name="T4">La diferencia entre una </text:span><text:span text:style-name="Strong_20_Emphasis"><text:span text:style-name="T4">imagen Docker</text:span></text:span><text:span text:style-name="T4"> utilizada con </text:span><text:span text:style-name="Strong_20_Emphasis"><text:span text:style-name="T4">Docker Compose</text:span></text:span><text:span text:style-name="T4"> y una imagen Docker utilizada sin Docker Compose radica principalmente en </text:span><text:span text:style-name="Strong_20_Emphasis"><text:span text:style-name="T4">cómo se manejan los contenedores y servicios asociados</text:span></text:span><text:span text:style-name="T4">. Sin embargo, la </text:span><text:span text:style-name="Strong_20_Emphasis"><text:span text:style-name="T4">imagen</text:span></text:span><text:span text:style-name="T4"> en sí es la misma en ambos casos. La diferencia clave está en la </text:span><text:span text:style-name="Strong_20_Emphasis"><text:span text:style-name="T4">orquestación</text:span></text:span><text:span text:style-name="T4"> y la </text:span><text:span text:style-name="Strong_20_Emphasis"><text:span text:style-name="T4">gestión de servicios</text:span></text:span><text:span text:style-name="T4"> que ofrece Docker Compose.</text:span></text:p>
      <text:h text:style-name="Heading_20_3" text:outline-level="3"><text:span text:style-name="T4">1. </text:span><text:span text:style-name="Strong_20_Emphasis"><text:span text:style-name="T4">Imagen Docker sin Docker Compose</text:span></text:span></text:h>
      <text:p text:style-name="Text_20_body"><text:span text:style-name="T4">Cuando usas una </text:span><text:span text:style-name="Strong_20_Emphasis"><text:span text:style-name="T4">imagen Docker sin Docker Compose</text:span></text:span><text:span text:style-name="T4">, estás manejando contenedores de forma individual utilizando la línea de comandos de Docker (</text:span><text:span text:style-name="Source_20_Text"><text:span text:style-name="T4">docker run</text:span></text:span><text:span text:style-name="T4">, </text:span><text:span text:style-name="Source_20_Text"><text:span text:style-name="T4">docker build</text:span></text:span><text:span text:style-name="T4">, etc.). Este enfoque es adecuado cuando solo quieres ejecutar uno o unos pocos contenedores que no tienen dependencias complejas.</text:span></text:p>
      <text:h text:style-name="P2" text:outline-level="4">Ejemplo sin Docker Compose:</text:h>
      <text:p text:style-name="Text_20_body"><text:span text:style-name="T4">Supón que quieres ejecutar un contenedor basado en la imagen de </text:span><text:span text:style-name="Strong_20_Emphasis"><text:span text:style-name="T4">MySQL</text:span></text:span><text:span text:style-name="T4">:</text:span></text:p>
      <text:p text:style-name="P4">docker run --name my_mysql -e MYSQL_ROOT_PASSWORD=my_password -d mysql:5.7</text:p>
      <text:p text:style-name="P10">En este caso, el comando:</text:p>
      <text:list xml:id="list8289247963771065099" text:style-name="L13">
        <text:list-item>
          <text:p text:style-name="P36"><text:span text:style-name="Strong_20_Emphasis"><text:span text:style-name="T4">Descarga</text:span></text:span><text:span text:style-name="T4"> (si no la tienes) y ejecuta la </text:span><text:span text:style-name="Strong_20_Emphasis"><text:span text:style-name="T4">imagen</text:span></text:span><text:span text:style-name="T4"> </text:span><text:span text:style-name="Source_20_Text"><text:span text:style-name="T4">mysql:5.7</text:span></text:span><text:span text:style-name="T4">.</text:span></text:p>
        </text:list-item>
        <text:list-item>
          <text:p text:style-name="P43">Define una variable de entorno para la contraseña del root.</text:p>
        </text:list-item>
        <text:list-item>
          <text:p text:style-name="P13">Ejecuta un solo contenedor aislado.</text:p>
        </text:list-item>
      </text:list>
      <text:h text:style-name="P3" text:outline-level="3">Limitaciones sin Docker Compose:</text:h>
      <text:list xml:id="list1914226598666009205" text:style-name="L14">
        <text:list-item>
          <text:p text:style-name="P37"><text:span text:style-name="T4">Si necesitas ejecutar varias imágenes que se </text:span><text:span text:style-name="Strong_20_Emphasis"><text:span text:style-name="T4">comunican entre sí</text:span></text:span><text:span text:style-name="T4">, tendrás que configurarlas manualmente (por ejemplo, mediante redes, asignación de puertos, o variables de entorno).</text:span></text:p>
        </text:list-item>
        <text:list-item>
          <text:p text:style-name="P44">Gestionar servicios más complejos puede ser tedioso porque cada contenedor tiene que configurarse y lanzarse de forma individual.</text:p>
        </text:list-item>
        <text:list-item>
          <text:p text:style-name="P14">No existe un archivo de configuración estandarizado que describa toda la infraestructura en una aplicación.</text:p>
        </text:list-item>
      </text:list>
      <text:h text:style-name="Heading_20_3" text:outline-level="3"><text:soft-page-break/><text:span text:style-name="T4"/></text:h>
      <text:h text:style-name="Heading_20_3" text:outline-level="3"><text:span text:style-name="T4">2. </text:span><text:span text:style-name="Strong_20_Emphasis"><text:span text:style-name="T4">Imagen Docker utilizada con Docker Compose</text:span></text:span></text:h>
      <text:p text:style-name="Text_20_body"><text:span text:style-name="T4">Cuando utilizas una imagen Docker con </text:span><text:span text:style-name="Strong_20_Emphasis"><text:span text:style-name="T4">Docker Compose</text:span></text:span><text:span text:style-name="T4">, puedes definir varios </text:span><text:span text:style-name="Strong_20_Emphasis"><text:span text:style-name="T4">servicios</text:span></text:span><text:span text:style-name="T4"> (contenedores) en un archivo YAML (</text:span><text:span text:style-name="Source_20_Text"><text:span text:style-name="T4">docker-compose.yml</text:span></text:span><text:span text:style-name="T4">), que describe cómo deben interactuar esos contenedores entre sí, las redes que deben compartir, los volúmenes que deben usar, y más.</text:span></text:p>
      <text:h text:style-name="P2" text:outline-level="4">Ejemplo con Docker Compose:</text:h>
      <text:p text:style-name="P10">Si quieres ejecutar la misma imagen de MySQL junto con una aplicación web en Node.js, puedes hacerlo fácilmente utilizando Docker Compose.</text:p>
      <text:p text:style-name="P50">version: '3'</text:p>
      <text:p text:style-name="P50">services:</text:p>
      <text:p text:style-name="P50"><text:s text:c="2"/>db:</text:p>
      <text:p text:style-name="P50"><text:s text:c="4"/>image: mysql:5.7</text:p>
      <text:p text:style-name="P50"><text:s text:c="4"/>environment:</text:p>
      <text:p text:style-name="P50"><text:s text:c="6"/>MYSQL_ROOT_PASSWORD: my_password</text:p>
      <text:p text:style-name="P50"><text:s text:c="2"/>web:</text:p>
      <text:p text:style-name="P50"><text:s text:c="4"/>image: node:14</text:p>
      <text:p text:style-name="P50"><text:s text:c="4"/>ports:</text:p>
      <text:p text:style-name="P50"><text:s text:c="6"/>- "3000:3000"</text:p>
      <text:p text:style-name="P50"><text:s text:c="4"/>depends_on:</text:p>
      <text:list xml:id="list363913388359097700" text:style-name="L15">
        <text:list-item>
          <text:list>
            <text:list-item>
              <text:list>
                <text:list-item>
                  <text:p text:style-name="P51">db</text:p>
                </text:list-item>
              </text:list>
            </text:list-item>
          </text:list>
        </text:list-item>
      </text:list>
      <text:p text:style-name="P50"/>
      <text:p text:style-name="P10">En este caso:</text:p>
      <text:list xml:id="list641445865953712993" text:style-name="L16">
        <text:list-item>
          <text:p text:style-name="P38"><text:span text:style-name="Strong_20_Emphasis"><text:span text:style-name="T4">db</text:span></text:span><text:span text:style-name="T4"> es el servicio basado en la imagen </text:span><text:span text:style-name="Source_20_Text"><text:span text:style-name="T4">mysql:5.7</text:span></text:span><text:span text:style-name="T4">.</text:span></text:p>
        </text:list-item>
        <text:list-item>
          <text:p text:style-name="P38"><text:span text:style-name="Strong_20_Emphasis"><text:span text:style-name="T4">web</text:span></text:span><text:span text:style-name="T4"> es el servicio basado en la imagen </text:span><text:span text:style-name="Source_20_Text"><text:span text:style-name="T4">node:14</text:span></text:span><text:span text:style-name="T4">, que depende del servicio </text:span><text:span text:style-name="Strong_20_Emphasis"><text:span text:style-name="T4">db</text:span></text:span><text:span text:style-name="T4">.</text:span></text:p>
        </text:list-item>
        <text:list-item>
          <text:p text:style-name="P24"><text:span text:style-name="T4">Ambos contenedores se ejecutan con un solo comando: </text:span><text:span text:style-name="Source_20_Text"><text:span text:style-name="T4">docker-compose up</text:span></text:span><text:span text:style-name="T4">.</text:span></text:p>
        </text:list-item>
      </text:list>
      <text:h text:style-name="P3" text:outline-level="3">Beneficios de Docker Compose:</text:h>
      <text:list xml:id="list8000093710264612905" text:style-name="L17">
        <text:list-item>
          <text:p text:style-name="P39"><text:span text:style-name="Strong_20_Emphasis"><text:span text:style-name="T4">Automatización</text:span></text:span><text:span text:style-name="T4">: Docker Compose se encarga de </text:span><text:span text:style-name="Strong_20_Emphasis"><text:span text:style-name="T4">automatizar</text:span></text:span><text:span text:style-name="T4"> el lanzamiento de varios contenedores, gestionando las dependencias entre ellos. En el ejemplo anterior, </text:span><text:span text:style-name="Strong_20_Emphasis"><text:span text:style-name="T4">web</text:span></text:span><text:span text:style-name="T4"> depende de </text:span><text:span text:style-name="Strong_20_Emphasis"><text:span text:style-name="T4">db</text:span></text:span><text:span text:style-name="T4">, por lo que Compose se asegurará de que </text:span><text:span text:style-name="Strong_20_Emphasis"><text:span text:style-name="T4">db</text:span></text:span><text:span text:style-name="T4"> esté funcionando antes de lanzar el servicio </text:span><text:span text:style-name="Strong_20_Emphasis"><text:span text:style-name="T4">web</text:span></text:span><text:span text:style-name="T4">.</text:span></text:p>
        </text:list-item>
        <text:list-item>
          <text:p text:style-name="P39"><text:span text:style-name="Strong_20_Emphasis"><text:span text:style-name="T4">Definición centralizada</text:span></text:span><text:span text:style-name="T4">: Todos los servicios, variables de entorno, volúmenes, redes y dependencias están descritos en un único archivo (</text:span><text:span text:style-name="Source_20_Text"><text:span text:style-name="T4">docker-compose.yml</text:span></text:span><text:span text:style-name="T4">), lo que facilita su mantenimiento y portabilidad.</text:span></text:p>
        </text:list-item>
        <text:list-item>
          <text:p text:style-name="P25"><text:span text:style-name="Strong_20_Emphasis"><text:span text:style-name="T4">Redes y volúmenes gestionados</text:span></text:span><text:span text:style-name="T4">: Docker Compose crea y gestiona redes y volúmenes automáticamente, permitiendo que los contenedores puedan comunicarse por sus nombres de servicio sin necesidad de configuraciones adicionales.</text:span></text:p>
        </text:list-item>
      </text:list>
      <text:h text:style-name="P3" text:outline-level="3">Diferencias clave entre usar una imagen Docker con y sin Docker Compose:</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Característica</text:p>
            </table:table-cell>
            <table:table-cell table:style-name="Tabla1.A1" office:value-type="string">
              <text:p text:style-name="P1">Sin Docker Compose</text:p>
            </table:table-cell>
            <table:table-cell table:style-name="Tabla1.A1" office:value-type="string">
              <text:p text:style-name="P1">Con Docker Compose</text:p>
            </table:table-cell>
          </table:table-row>
        </table:table-header-rows>
        <table:table-row>
          <table:table-cell table:style-name="Tabla1.A1" office:value-type="string">
            <text:p text:style-name="Table_20_Contents"><text:span text:style-name="Strong_20_Emphasis"><text:span text:style-name="T4">Número de contenedores</text:span></text:span></text:p>
          </table:table-cell>
          <table:table-cell table:style-name="Tabla1.A1" office:value-type="string">
            <text:p text:style-name="P53">Principalmente uno a la vez</text:p>
          </table:table-cell>
          <table:table-cell table:style-name="Tabla1.A1" office:value-type="string">
            <text:p text:style-name="P53">Varios servicios (contenedores) juntos</text:p>
          </table:table-cell>
        </table:table-row>
        <table:table-row>
          <table:table-cell table:style-name="Tabla1.A1" office:value-type="string">
            <text:p text:style-name="Table_20_Contents"><text:span text:style-name="Strong_20_Emphasis"><text:span text:style-name="T4">Gestión de servicios</text:span></text:span></text:p>
          </table:table-cell>
          <table:table-cell table:style-name="Tabla1.A1" office:value-type="string">
            <text:p text:style-name="Table_20_Contents"><text:span text:style-name="T4">Manual (necesitas ejecutar </text:span><text:span text:style-name="Source_20_Text"><text:span text:style-name="T4">docker run</text:span></text:span><text:span text:style-name="T4"> para cada contenedor)</text:span></text:p>
          </table:table-cell>
          <table:table-cell table:style-name="Tabla1.A1" office:value-type="string">
            <text:p text:style-name="P53">Automatizada mediante un archivo YAML</text:p>
          </table:table-cell>
        </table:table-row>
        <table:table-row>
          <table:table-cell table:style-name="Tabla1.A1" office:value-type="string">
            <text:p text:style-name="Table_20_Contents"><text:span text:style-name="Strong_20_Emphasis"><text:span text:style-name="T4">Dependencias entre contenedores</text:span></text:span></text:p>
          </table:table-cell>
          <table:table-cell table:style-name="Tabla1.A1" office:value-type="string">
            <text:p text:style-name="P53">Debes configurarlas manualmente (ej. redes, enlaces)</text:p>
          </table:table-cell>
          <table:table-cell table:style-name="Tabla1.A1" office:value-type="string">
            <text:p text:style-name="Table_20_Contents"><text:span text:style-name="T4">Define dependencias en el archivo </text:span><text:span text:style-name="Source_20_Text"><text:span text:style-name="T4">docker-compose.yml</text:span></text:span></text:p>
          </table:table-cell>
        </table:table-row>
        <table:table-row>
          <table:table-cell table:style-name="Tabla1.A1" office:value-type="string">
            <text:p text:style-name="Table_20_Contents"><text:span text:style-name="Strong_20_Emphasis"><text:span text:style-name="T4">Redes y comunicación</text:span></text:span></text:p>
          </table:table-cell>
          <table:table-cell table:style-name="Tabla1.A1" office:value-type="string">
            <text:p text:style-name="P53">Debes crear y gestionar las redes entre contenedores</text:p>
          </table:table-cell>
          <table:table-cell table:style-name="Tabla1.A1" office:value-type="string">
            <text:p text:style-name="P53">Redes gestionadas automáticamente, los servicios se comunican por nombre</text:p>
          </table:table-cell>
        </table:table-row>
        <table:table-row>
          <table:table-cell table:style-name="Tabla1.A1" office:value-type="string">
            <text:p text:style-name="Table_20_Contents"><text:span text:style-name="Strong_20_Emphasis"><text:span text:style-name="T4">Comando de arranque</text:span></text:span></text:p>
          </table:table-cell>
          <table:table-cell table:style-name="Tabla1.A1" office:value-type="string">
            <text:p text:style-name="Table_20_Contents"><text:span text:style-name="Source_20_Text"><text:span text:style-name="T4">docker run</text:span></text:span><text:span text:style-name="T4"> por contenedor</text:span></text:p>
          </table:table-cell>
          <table:table-cell table:style-name="Tabla1.A1" office:value-type="string">
            <text:p text:style-name="Table_20_Contents"><text:span text:style-name="Source_20_Text"><text:span text:style-name="T4">docker-compose up</text:span></text:span><text:span text:style-name="T4"> para todos los servicios</text:span></text:p>
          </table:table-cell>
        </table:table-row>
        <table:table-row>
          <table:table-cell table:style-name="Tabla1.A1" office:value-type="string">
            <text:p text:style-name="Table_20_Contents"><text:span text:style-name="Strong_20_Emphasis"><text:span text:style-name="T4">Persistencia de configuración</text:span></text:span></text:p>
          </table:table-cell>
          <table:table-cell table:style-name="Tabla1.A1" office:value-type="string">
            <text:p text:style-name="P53">Necesitas recordar o crear scripts</text:p>
          </table:table-cell>
          <table:table-cell table:style-name="Tabla1.A1" office:value-type="string">
            <text:p text:style-name="Table_20_Contents"><text:span text:style-name="T4">La configuración se guarda en el archivo </text:span><text:span text:style-name="Source_20_Text"><text:span text:style-name="T4">docker-compose.yml</text:span></text:span></text:p>
          </table:table-cell>
        </table:table-row>
      </table:table>
      <text:h text:style-name="P3" text:outline-level="3"><text:soft-page-break/></text:h>
      <text:h text:style-name="P3" text:outline-level="3">Resumen:</text:h>
      <text:list xml:id="list3122842634924842419" text:style-name="L18">
        <text:list-item>
          <text:p text:style-name="P40"><text:span text:style-name="Strong_20_Emphasis"><text:span text:style-name="T4">Sin Docker Compose</text:span></text:span><text:span text:style-name="T4">: Estás trabajando con una imagen Docker de forma individual, ejecutando y gestionando los contenedores manualmente. Esto es útil para aplicaciones simples o casos en los que no tienes múltiples contenedores que necesiten interactuar.</text:span></text:p>
        </text:list-item>
        <text:list-item>
          <text:p text:style-name="P26"><text:span text:style-name="Strong_20_Emphasis"><text:span text:style-name="T4">Con Docker Compose</text:span></text:span><text:span text:style-name="T4">: Utilizas un archivo YAML para </text:span><text:span text:style-name="Strong_20_Emphasis"><text:span text:style-name="T4">orquestar</text:span></text:span><text:span text:style-name="T4"> varios contenedores que forman una aplicación completa, con redes, volúmenes y dependencias gestionadas automáticamente, simplificando la configuración y despliegue de entornos complejos.</text:span></text:p>
        </text:list-item>
      </text:list>
      <text:p text:style-name="P50"/>
      <text:p text:style-name="P52">QUE ES UNA RED DOCKER</text:p>
      <text:p text:style-name="P52"/>
      <text:p text:style-name="Text_20_body"><text:span text:style-name="Strong_20_Emphasis"><text:span text:style-name="T4">Docker Network</text:span></text:span><text:span text:style-name="T4"> es el sistema que utiliza Docker para gestionar la comunicación entre contenedores, entre contenedores y el host, o entre contenedores y el mundo exterior. Docker ofrece varias opciones de redes para que los contenedores puedan comunicarse entre sí o con otros sistemas de manera flexible y controlada.</text:span></text:p>
      <text:h text:style-name="P3" text:outline-level="3">Tipos de Redes en Docker</text:h>
      <text:p text:style-name="P10">Docker proporciona diferentes tipos de redes, cada una con sus características y casos de uso específicos:</text:p>
      <text:list xml:id="list4698521354738379247" text:style-name="L19">
        <text:list-item>
          <text:p text:style-name="P27"><text:span text:style-name="Strong_20_Emphasis"><text:span text:style-name="T4">Bridge Network (Red de Puente)</text:span></text:span><text:span text:style-name="T4">:</text:span></text:p>
          <text:list>
            <text:list-item>
              <text:p text:style-name="P45">Es la red por defecto cuando creas un contenedor sin especificar ninguna red.</text:p>
            </text:list-item>
            <text:list-item>
              <text:p text:style-name="P45">Los contenedores que están conectados a la misma red "bridge" pueden comunicarse entre sí utilizando sus nombres de servicio o contenedor.</text:p>
            </text:list-item>
            <text:list-item>
              <text:p text:style-name="P45">No están accesibles directamente desde el mundo exterior, a menos que expongas puertos.</text:p>
            </text:list-item>
            <text:list-item>
              <text:p text:style-name="P15">Ideal para cuando necesitas que varios contenedores se comuniquen en el mismo host sin acceder desde fuera.</text:p>
            </text:list-item>
          </text:list>
        </text:list-item>
      </text:list>
      <text:p text:style-name="Standard"/>
      <text:p text:style-name="P48">QUE ES NGINX</text:p>
      <text:p text:style-name="P47"><text:span text:style-name="T5">Es un servidor web, </text:span>es un software que almacena y entrega páginas web a los usuarios a través de Internet. Cuando un usuario solicita una página (al ingresar una URL en su navegador), el servidor web responde enviando los archivos necesarios (como HTML, CSS, imágenes) para que el navegador los muestre. Además, puede gestionar solicitudes para aplicaciones web dinámicas y manejar tráfico HTTP/HTTPS</text:p>
      <text:p text:style-name="P47"/>
      <text:p text:style-name="P48">QUE ES SSL/TLS</text:p>
      <text:p text:style-name="P8"><text:span text:style-name="Strong_20_Emphasis">SSL (Secure Sockets Layer)</text:span> y <text:span text:style-name="Strong_20_Emphasis">TLS (Transport Layer Security)</text:span> son protocolos de seguridad que se utilizan para cifrar y proteger la comunicación en Internet, como cuando accedes a sitios web mediante <text:span text:style-name="Strong_20_Emphasis">HTTPS</text:span>.</text:p>
      <text:list xml:id="list9037213401421188986" text:style-name="L20">
        <text:list-item>
          <text:p text:style-name="P46"><text:span text:style-name="Strong_20_Emphasis"><text:span text:style-name="T1">SSL</text:span></text:span><text:span text:style-name="T1"> fue el protocolo original, pero ha sido reemplazado por </text:span><text:span text:style-name="Strong_20_Emphasis"><text:span text:style-name="T1">TLS</text:span></text:span><text:span text:style-name="T1">, que es más seguro y moderno.</text:span></text:p>
        </text:list-item>
        <text:list-item>
          <text:p text:style-name="P9">Ambos garantizan que los datos transmitidos entre el usuario y el servidor estén cifrados, lo que protege la información de ser interceptada o manipulada por terceros.</text:p>
        </text:list-item>
      </text:list>
      <text:p text:style-name="P8">TLS es el protocolo actualmente en uso, aunque a menudo se sigue usando el término "SSL" para referirse a ambos.</text:p>
      <text:p text:style-name="P8"><text:span text:style-name="Strong_20_Emphasis">TLSv1.3</text:span> es la última versión del protocolo <text:span text:style-name="Strong_20_Emphasis">Transport Layer Security (TLS)</text:span>, diseñado para mejorar la seguridad y el rendimiento de las conexiones cifradas en Internet. Un <text:span text:style-name="Strong_20_Emphasis">certificado TLSv1.3</text:span> se refiere al certificado digital utilizado en la implementación de este protocolo para cifrar la comunicación entre un servidor y un cliente (como un navegador web).</text:p>
      <text:p text:style-name="P47"/>
      <text:p text:style-name="P47"><text:span text:style-name="Strong_20_Emphasis">HTTPS</text:span> (Hypertext Transfer Protocol Secure) es una extensión segura del <text:span text:style-name="Strong_20_Emphasis">HTTP</text:span> (Hypertext Transfer Protocol) que se utiliza para la comunicación en la web. La principal diferencia entre HTTP y HTTPS es que HTTPS cifra la información intercambiada entre el navegador del usuario y el servidor web, lo que ayuda a proteger la privacidad y la integridad de los datos.</text:p>
      <text:p text:style-name="P47"/>
      <text:p text:style-name="P47"/>
      <text:p text:style-name="P47"/>
      <text:p text:style-name="P47"/>
      <text:p text:style-name="P47"/>
      <text:p text:style-name="P47"/>
      <text:p text:style-name="P47"/>
      <text:p text:style-name="P48"><text:soft-page-break/>COMANDOS NECESARIO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Noto Sans CJK SC"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nos" fo:font-size="12pt" fo:font-weight="bold" style:font-name-asian="Noto Sans CJK SC"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XXXx</meta:initial-creator>
    <meta:creation-date>2024-10-17T21:56:21</meta:creation-date>
    <meta:document-statistic meta:table-count="1" meta:image-count="0" meta:object-count="0" meta:page-count="6" meta:paragraph-count="132" meta:word-count="2140" meta:character-count="14273"/>
    <dc:date>2024-10-17T23:36:57</dc:date>
    <dc:creator>victor XXXx</dc:creator>
    <meta:editing-duration>PT9M26S</meta:editing-duration>
    <meta:editing-cycles>1</meta:editing-cycles>
    <meta:generator>OpenOffice/4.1.14$Unix OpenOffice.org_project/4114m1$Build-9811</meta:generator>
  </office:meta>
</office:document-meta>
</file>